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6E992BBC0008CE08.png" manifest:media-type="image/png"/>
  <manifest:file-entry manifest:full-path="Pictures/10000000000003FB000002FE37610570A4CDC6F0.png" manifest:media-type="image/png"/>
  <manifest:file-entry manifest:full-path="Pictures/10000000000003FD000002FEFB8980B66352D1BA.png" manifest:media-type="image/png"/>
  <manifest:file-entry manifest:full-path="Pictures/10000000000003FD000002FED30246EFC81A36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82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Forestbird3-title">
      <style:graphic-properties fo:min-height="3.506cm"/>
      <style:paragraph-properties style:writing-mode="lr-tb"/>
    </style:style>
    <style:style style:name="pr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Ways to integrate C++ with QML</text:p>
          </draw:text-box>
        </draw:frame>
        <draw:frame draw:style-name="gr1" draw:text-style-name="P2" draw:layer="layout" svg:width="22cm" svg:height="8.073cm" svg:x="1.8cm" svg:y="6.523cm">
          <draw:text-box>
            <text:p>Subclassing QQuickItem: QQuickItem allows you to write your own visual and non-visual QML items using C++.</text:p>
            <text:p/>
            <text:p>Registering C++ types with QML: C++ classes can be registered with the QML type system, allowing them to be instantiated as QML types.</text:p>
            <text:p/>
            <text:p>Registering Context Properties: QObjects can be registered with the QML context, allowing their properties to be directly accessed.</text:p>
            <text:p/>
            <text:p>Accessing QML objects through the QML object tree: All QML objects reside in a tree hierarchy and can be accessed via the root of the tree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6E992BBC0008CE08.png" xlink:type="simple" xlink:show="embed" xlink:actuate="onLoad"/>
    <draw:fill-image draw:name="Bitmap_20_6" draw:display-name="Bitmap 6" xlink:href="Pictures/10000000000003FB000002FE37610570A4CDC6F0.png" xlink:type="simple" xlink:show="embed" xlink:actuate="onLoad"/>
    <draw:fill-image draw:name="Bitmap_20_7" draw:display-name="Bitmap 7" xlink:href="Pictures/10000000000003FD000002FEFB8980B66352D1BA.png" xlink:type="simple" xlink:show="embed" xlink:actuate="onLoad"/>
    <draw:fill-image draw:name="background" xlink:href="Pictures/10000000000003FD000002FED30246EFC81A3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5T17:18:04.613000000</meta:creation-date>
    <meta:editing-duration>PT7M26S</meta:editing-duration>
    <meta:editing-cycles>5</meta:editing-cycles>
    <meta:generator>LibreOffice/6.4.0.3$Windows_X86_64 LibreOffice_project/b0a288ab3d2d4774cb44b62f04d5d28733ac6df8</meta:generator>
    <dc:title>Forestbird</dc:title>
    <dc:date>2020-04-25T17:27:19.794000000</dc:date>
    <meta:document-statistic meta:object-count="58"/>
  </office:meta>
</office:document-meta>
</file>